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5-09-0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5-04-2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4-09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4-04-1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3-08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3-04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2-09-1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2-04-2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1-09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1-04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0-09-2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20-04-2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9-09-2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9-04-24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8-09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8-04-27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7-10-0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7-04-1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6-09-22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6-04-0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5-09-1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5-04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4-09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4-04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3-09-2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3-04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2-09-06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2-04-0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1-09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1-04-2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0-09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10-04-1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9-09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9-04-1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8-09-2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8-04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7-09-2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7-03-07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6-09-2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6-03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5-09-2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5-06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5-06-0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5-05-0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5-04-0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5-03-0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5-02-0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5-01-0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4-12-02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4-10-2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4-09-3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4-09-0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4-07-3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4-07-0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4-05-2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4-04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4-03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4-03-0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4-01-3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12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11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10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09-2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08-2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07-3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8-09-1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8-07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8-04-1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7-08-2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7-04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8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7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6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6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6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2</text:p>
          </table:table-cell>
          <table:table-cell office:value-type="string" calcext:value-type="string">
            <text:p>AA Cf <text:s/>99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90" meta:object-count="0"/>
    <meta:user-defined meta:name="AppVersion">3.0</meta:user-defined>
  </office:meta>
</office:document-meta>
</file>